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3.1875in"/>
    </style:style>
    <style:style style:name="Table2.C" style:family="table-column">
      <style:table-column-properties style:column-width="1.7604in"/>
    </style:style>
    <style:style style:name="Table2.A1" style:family="table-cell">
      <style:table-cell-properties fo:padding="0.0382in" fo:border-left="none" fo:border-right="none" fo:border-top="none" fo:border-bottom="1pt dotted #000000"/>
    </style:style>
    <style:style style:name="Table2.B1" style:family="table-cell">
      <style:table-cell-properties fo:padding="0.0382in" fo:border-left="1pt dotted #000000" fo:border-right="none" fo:border-top="none" fo:border-bottom="1pt dotte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-left="1pt dotted #000000" fo:border-right="none" fo:border-top="none" fo:border-bottom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3.1875in"/>
    </style:style>
    <style:style style:name="Table3.C" style:family="table-column">
      <style:table-column-properties style:column-width="1.7604in"/>
    </style:style>
    <style:style style:name="Table3.A1" style:family="table-cell">
      <style:table-cell-properties fo:padding="0.0382in" fo:border-left="none" fo:border-right="none" fo:border-top="none" fo:border-bottom="1pt dotted #000000"/>
    </style:style>
    <style:style style:name="Table3.B1" style:family="table-cell">
      <style:table-cell-properties fo:padding="0.0382in" fo:border-left="1pt dotted #000000" fo:border-right="none" fo:border-top="none" fo:border-bottom="1pt dotted #000000"/>
    </style:style>
    <style:style style:name="Table3.A2" style:family="table-cell">
      <style:table-cell-properties fo:padding="0.0382in" fo:border="none"/>
    </style:style>
    <style:style style:name="Table3.B2" style:family="table-cell">
      <style:table-cell-properties fo:padding="0.0382in" fo:border-left="1pt dotted #000000" fo:border-right="none" fo:border-top="none" fo:border-bottom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3.1875in"/>
    </style:style>
    <style:style style:name="Table4.C" style:family="table-column">
      <style:table-column-properties style:column-width="1.7604in"/>
    </style:style>
    <style:style style:name="Table4.A1" style:family="table-cell">
      <style:table-cell-properties fo:padding="0.0382in" fo:border-left="none" fo:border-right="none" fo:border-top="none" fo:border-bottom="1pt dotted #000000"/>
    </style:style>
    <style:style style:name="Table4.B1" style:family="table-cell">
      <style:table-cell-properties fo:padding="0.0382in" fo:border-left="1pt dotted #000000" fo:border-right="none" fo:border-top="none" fo:border-bottom="1pt dotted #000000"/>
    </style:style>
    <style:style style:name="Table4.A2" style:family="table-cell">
      <style:table-cell-properties fo:padding="0.0382in" fo:border="none"/>
    </style:style>
    <style:style style:name="Table4.B2" style:family="table-cell">
      <style:table-cell-properties fo:padding="0.0382in" fo:border-left="1pt dotted #000000" fo:border-right="none" fo:border-top="none" fo:border-bottom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3.1875in"/>
    </style:style>
    <style:style style:name="Table5.C" style:family="table-column">
      <style:table-column-properties style:column-width="1.7604in"/>
    </style:style>
    <style:style style:name="Table5.A1" style:family="table-cell">
      <style:table-cell-properties fo:padding="0.0382in" fo:border-left="none" fo:border-right="none" fo:border-top="none" fo:border-bottom="1pt dotted #000000"/>
    </style:style>
    <style:style style:name="Table5.B1" style:family="table-cell">
      <style:table-cell-properties fo:padding="0.0382in" fo:border-left="1pt dotted #000000" fo:border-right="none" fo:border-top="none" fo:border-bottom="1pt dotted #000000"/>
    </style:style>
    <style:style style:name="Table5.A2" style:family="table-cell">
      <style:table-cell-properties fo:padding="0.0382in" fo:border="none"/>
    </style:style>
    <style:style style:name="Table5.B2" style:family="table-cell">
      <style:table-cell-properties fo:padding="0.0382in" fo:border-left="1pt dotted #000000" fo:border-right="none" fo:border-top="none" fo:border-bottom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3.1875in"/>
    </style:style>
    <style:style style:name="Table6.C" style:family="table-column">
      <style:table-column-properties style:column-width="1.7604in"/>
    </style:style>
    <style:style style:name="Table6.A1" style:family="table-cell">
      <style:table-cell-properties fo:padding="0.0382in" fo:border-left="none" fo:border-right="none" fo:border-top="none" fo:border-bottom="1pt dotted #000000"/>
    </style:style>
    <style:style style:name="Table6.B1" style:family="table-cell">
      <style:table-cell-properties fo:padding="0.0382in" fo:border-left="1pt dotted #000000" fo:border-right="none" fo:border-top="none" fo:border-bottom="1pt dotted #000000"/>
    </style:style>
    <style:style style:name="Table6.A2" style:family="table-cell">
      <style:table-cell-properties fo:padding="0.0382in" fo:border="none"/>
    </style:style>
    <style:style style:name="Table6.B2" style:family="table-cell">
      <style:table-cell-properties fo:padding="0.0382in" fo:border-left="1pt dotted #000000" fo:border-right="none" fo:border-top="none" fo:border-bottom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3.1875in"/>
    </style:style>
    <style:style style:name="Table7.C" style:family="table-column">
      <style:table-column-properties style:column-width="1.7604in"/>
    </style:style>
    <style:style style:name="Table7.A1" style:family="table-cell">
      <style:table-cell-properties fo:padding="0.0382in" fo:border-left="none" fo:border-right="none" fo:border-top="none" fo:border-bottom="1pt dotted #000000"/>
    </style:style>
    <style:style style:name="Table7.B1" style:family="table-cell">
      <style:table-cell-properties fo:padding="0.0382in" fo:border-left="1pt dotted #000000" fo:border-right="none" fo:border-top="none" fo:border-bottom="1pt dotted #000000"/>
    </style:style>
    <style:style style:name="Table7.A2" style:family="table-cell">
      <style:table-cell-properties fo:padding="0.0382in" fo:border="none"/>
    </style:style>
    <style:style style:name="Table7.B2" style:family="table-cell">
      <style:table-cell-properties fo:padding="0.0382in" fo:border-left="1pt dotted #000000" fo:border-right="none" fo:border-top="none" fo:border-bottom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75in"/>
    </style:style>
    <style:style style:name="Table8.B" style:family="table-column">
      <style:table-column-properties style:column-width="3.1875in"/>
    </style:style>
    <style:style style:name="Table8.C" style:family="table-column">
      <style:table-column-properties style:column-width="1.7604in"/>
    </style:style>
    <style:style style:name="Table8.A1" style:family="table-cell">
      <style:table-cell-properties fo:padding="0.0382in" fo:border-left="none" fo:border-right="none" fo:border-top="none" fo:border-bottom="1pt dotted #000000"/>
    </style:style>
    <style:style style:name="Table8.B1" style:family="table-cell">
      <style:table-cell-properties fo:padding="0.0382in" fo:border-left="1pt dotted #000000" fo:border-right="none" fo:border-top="none" fo:border-bottom="1pt dotted #000000"/>
    </style:style>
    <style:style style:name="Table8.A2" style:family="table-cell">
      <style:table-cell-properties fo:padding="0.0382in" fo:border="none"/>
    </style:style>
    <style:style style:name="Table8.B2" style:family="table-cell">
      <style:table-cell-properties fo:padding="0.0382in" fo:border-left="1pt dotted #000000" fo:border-right="none" fo:border-top="none" fo:border-bottom="none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75in"/>
    </style:style>
    <style:style style:name="Table10.B" style:family="table-column">
      <style:table-column-properties style:column-width="3.1875in"/>
    </style:style>
    <style:style style:name="Table10.C" style:family="table-column">
      <style:table-column-properties style:column-width="1.7604in"/>
    </style:style>
    <style:style style:name="Table10.A1" style:family="table-cell">
      <style:table-cell-properties fo:padding="0.0382in" fo:border-left="none" fo:border-right="none" fo:border-top="none" fo:border-bottom="1pt dotted #000000"/>
    </style:style>
    <style:style style:name="Table10.B1" style:family="table-cell">
      <style:table-cell-properties fo:padding="0.0382in" fo:border-left="1pt dotted #000000" fo:border-right="none" fo:border-top="none" fo:border-bottom="1pt dotted #000000"/>
    </style:style>
    <style:style style:name="Table10.A2" style:family="table-cell">
      <style:table-cell-properties fo:padding="0.0382in" fo:border="none"/>
    </style:style>
    <style:style style:name="Table10.B2" style:family="table-cell">
      <style:table-cell-properties fo:padding="0.0382in" fo:border-left="1pt dotted #000000" fo:border-right="none" fo:border-top="none" fo:border-bottom="none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75in"/>
    </style:style>
    <style:style style:name="Table11.B" style:family="table-column">
      <style:table-column-properties style:column-width="3.1875in"/>
    </style:style>
    <style:style style:name="Table11.C" style:family="table-column">
      <style:table-column-properties style:column-width="1.7604in"/>
    </style:style>
    <style:style style:name="Table11.A1" style:family="table-cell">
      <style:table-cell-properties fo:padding="0.0382in" fo:border-left="none" fo:border-right="none" fo:border-top="none" fo:border-bottom="1pt dotted #000000"/>
    </style:style>
    <style:style style:name="Table11.B1" style:family="table-cell">
      <style:table-cell-properties fo:padding="0.0382in" fo:border-left="1pt dotted #000000" fo:border-right="none" fo:border-top="none" fo:border-bottom="1pt dotte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1pt dotted #000000" fo:border-right="none" fo:border-top="none" fo:border-bottom="none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75in"/>
    </style:style>
    <style:style style:name="Table12.B" style:family="table-column">
      <style:table-column-properties style:column-width="3.1875in"/>
    </style:style>
    <style:style style:name="Table12.C" style:family="table-column">
      <style:table-column-properties style:column-width="1.7604in"/>
    </style:style>
    <style:style style:name="Table12.A1" style:family="table-cell">
      <style:table-cell-properties fo:padding="0.0382in" fo:border-left="none" fo:border-right="none" fo:border-top="none" fo:border-bottom="1pt dotted #000000"/>
    </style:style>
    <style:style style:name="Table12.B1" style:family="table-cell">
      <style:table-cell-properties fo:padding="0.0382in" fo:border-left="1pt dotted #000000" fo:border-right="none" fo:border-top="none" fo:border-bottom="1pt dotted #000000"/>
    </style:style>
    <style:style style:name="Table12.A2" style:family="table-cell">
      <style:table-cell-properties fo:padding="0.0382in" fo:border="none"/>
    </style:style>
    <style:style style:name="Table12.B2" style:family="table-cell">
      <style:table-cell-properties fo:padding="0.0382in" fo:border-left="1pt dotted #000000" fo:border-right="none" fo:border-top="none" fo:border-bottom="none"/>
    </style:style>
    <style:style style:name="P1" style:family="paragraph" style:parent-style-name="Table_20_Contents">
      <style:text-properties fo:font-style="italic" officeooo:rsid="001e6ff6" officeooo:paragraph-rsid="001e6ff6" style:font-style-asian="italic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font-style="italic" officeooo:rsid="001e6ff6" officeooo:paragraph-rsid="001e6ff6" style:font-style-asian="italic" style:font-style-complex="italic"/>
    </style:style>
    <style:style style:name="P3" style:family="paragraph" style:parent-style-name="Table_20_Contents">
      <style:paragraph-properties fo:text-align="justify" style:justify-single-word="false"/>
      <style:text-properties fo:font-size="11pt" fo:font-style="italic" officeooo:rsid="00273dff" officeooo:paragraph-rsid="00273dff" style:font-size-asian="11pt" style:font-style-asian="italic" style:font-size-complex="11pt" style:font-style-complex="italic"/>
    </style:style>
    <style:style style:name="P4" style:family="paragraph" style:parent-style-name="Table_20_Contents">
      <style:paragraph-properties fo:text-align="justify" style:justify-single-word="false"/>
      <style:text-properties fo:font-size="11pt" fo:font-style="italic" officeooo:rsid="00273dff" officeooo:paragraph-rsid="00282b07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justify" style:justify-single-word="false"/>
      <style:text-properties fo:font-size="11pt" fo:font-style="italic" officeooo:rsid="00273dff" officeooo:paragraph-rsid="0036f98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justify" style:justify-single-word="false"/>
      <style:text-properties fo:font-size="11pt" fo:font-style="italic" officeooo:rsid="00273dff" officeooo:paragraph-rsid="00381806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fo:font-size="11pt" fo:font-style="italic" officeooo:rsid="00273dff" officeooo:paragraph-rsid="003c2c9c" style:font-size-asian="11pt" style:font-style-asian="italic" style:font-size-complex="11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officeooo:rsid="00282b07" officeooo:paragraph-rsid="00282b07"/>
    </style:style>
    <style:style style:name="P9" style:family="paragraph" style:parent-style-name="Table_20_Contents">
      <style:paragraph-properties fo:text-align="justify" style:justify-single-word="false"/>
      <style:text-properties style:font-name="Ubuntu Mono" officeooo:rsid="00282b07" officeooo:paragraph-rsid="00282b07"/>
    </style:style>
    <style:style style:name="P10" style:family="paragraph" style:parent-style-name="Table_20_Contents">
      <style:paragraph-properties fo:text-align="justify" style:justify-single-word="false"/>
      <style:text-properties style:font-name="Ubuntu Mono" fo:font-style="italic" officeooo:rsid="00282b07" officeooo:paragraph-rsid="00282b07" style:font-style-asian="italic" style:font-style-complex="italic"/>
    </style:style>
    <style:style style:name="P11" style:family="paragraph" style:parent-style-name="Table_20_Contents">
      <style:paragraph-properties fo:text-align="justify" style:justify-single-word="false"/>
      <style:text-properties style:font-name="Ubuntu Mono" fo:font-style="italic" officeooo:rsid="0036f98c" officeooo:paragraph-rsid="0036f98c" style:font-style-asian="italic" style:font-style-complex="italic"/>
    </style:style>
    <style:style style:name="P12" style:family="paragraph" style:parent-style-name="Table_20_Contents">
      <style:paragraph-properties fo:text-align="justify" style:justify-single-word="false"/>
      <style:text-properties style:font-name="Ubuntu Mono" fo:font-style="italic" officeooo:rsid="0036f98c" officeooo:paragraph-rsid="00381806" style:font-style-asian="italic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style:font-name="Ubuntu Mono" fo:font-style="italic" officeooo:rsid="0038a2cc" officeooo:paragraph-rsid="0038a2cc" style:font-style-asian="italic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style:font-name="Ubuntu Mono" fo:font-style="italic" officeooo:rsid="003bb77d" officeooo:paragraph-rsid="003bb77d" style:font-style-asian="italic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style:font-name="Ubuntu Mono" fo:font-style="italic" officeooo:rsid="003c2c9c" officeooo:paragraph-rsid="003c2c9c" style:font-style-asian="italic" style:font-style-complex="italic"/>
    </style:style>
    <style:style style:name="P16" style:family="paragraph" style:parent-style-name="Table_20_Contents">
      <style:paragraph-properties fo:text-align="justify" style:justify-single-word="false"/>
      <style:text-properties style:font-name="Ubuntu Mono" fo:font-style="italic" officeooo:rsid="003dcbdc" officeooo:paragraph-rsid="003dcbdc" style:font-style-asian="italic" style:font-style-complex="italic"/>
    </style:style>
    <style:style style:name="P17" style:family="paragraph" style:parent-style-name="Table_20_Contents">
      <style:paragraph-properties fo:text-align="justify" style:justify-single-word="false"/>
      <style:text-properties style:font-name="Ubuntu Mono" fo:font-style="italic" officeooo:rsid="003dda13" officeooo:paragraph-rsid="003dda13" style:font-style-asian="italic" style:font-style-complex="italic"/>
    </style:style>
    <style:style style:name="P18" style:family="paragraph" style:parent-style-name="Table_20_Contents">
      <style:paragraph-properties fo:text-align="justify" style:justify-single-word="false"/>
      <style:text-properties style:font-name="Ubuntu Mono" fo:font-style="italic" officeooo:rsid="003dda13" officeooo:paragraph-rsid="003e981e" style:font-style-asian="italic" style:font-style-complex="italic"/>
    </style:style>
    <style:style style:name="P19" style:family="paragraph" style:parent-style-name="Table_20_Contents">
      <style:paragraph-properties fo:text-align="justify" style:justify-single-word="false"/>
      <style:text-properties style:font-name="Ubuntu Mono" fo:font-style="italic" officeooo:rsid="004068aa" officeooo:paragraph-rsid="004068aa" style:font-style-asian="italic" style:font-style-complex="italic"/>
    </style:style>
    <style:style style:name="P20" style:family="paragraph" style:parent-style-name="Table_20_Contents">
      <style:paragraph-properties fo:text-align="justify" style:justify-single-word="false"/>
      <style:text-properties style:font-name="Ubuntu Mono" fo:font-style="italic" officeooo:rsid="004970f4" officeooo:paragraph-rsid="004970f4" style:font-style-asian="italic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style:font-name="Ubuntu Mono" fo:font-style="italic" officeooo:rsid="00570aca" officeooo:paragraph-rsid="00570aca" style:font-style-asian="italic" style:font-style-complex="italic"/>
    </style:style>
    <style:style style:name="P22" style:family="paragraph" style:parent-style-name="Table_20_Contents">
      <style:paragraph-properties fo:text-align="justify" style:justify-single-word="false"/>
      <style:text-properties style:font-name="Ubuntu Mono" fo:font-style="italic" officeooo:rsid="00590b57" officeooo:paragraph-rsid="00590b57" style:font-style-asian="italic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style:font-name="Ubuntu Mono" fo:font-style="italic" officeooo:rsid="005ad9e3" officeooo:paragraph-rsid="005ad9e3" style:font-style-asian="italic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style:font-name="Ubuntu Mono" fo:font-style="italic" officeooo:rsid="005d6fef" officeooo:paragraph-rsid="005d6fef" style:font-style-asian="italic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style:font-name="Ubuntu Mono" officeooo:rsid="0030f1fa" officeooo:paragraph-rsid="0030f1fa"/>
    </style:style>
    <style:style style:name="P26" style:family="paragraph" style:parent-style-name="Table_20_Contents">
      <style:paragraph-properties fo:text-align="justify" style:justify-single-word="false"/>
      <style:text-properties style:font-name="Ubuntu Mono" officeooo:rsid="0036f98c" officeooo:paragraph-rsid="0036f98c"/>
    </style:style>
    <style:style style:name="P27" style:family="paragraph" style:parent-style-name="Table_20_Contents">
      <style:paragraph-properties fo:text-align="justify" style:justify-single-word="false"/>
      <style:text-properties style:font-name="Ubuntu Mono" officeooo:rsid="0036f98c" officeooo:paragraph-rsid="00381806"/>
    </style:style>
    <style:style style:name="P28" style:family="paragraph" style:parent-style-name="Table_20_Contents">
      <style:paragraph-properties fo:text-align="justify" style:justify-single-word="false"/>
      <style:text-properties style:font-name="Ubuntu Mono" fo:font-style="normal" officeooo:rsid="0036f98c" officeooo:paragraph-rsid="0036f98c" style:font-style-asian="normal" style:font-style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Ubuntu Mono" fo:font-style="normal" officeooo:rsid="0038a2cc" officeooo:paragraph-rsid="0038a2cc" style:font-style-asian="normal" style:font-style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Ubuntu Mono" fo:font-style="normal" officeooo:rsid="003bb77d" officeooo:paragraph-rsid="003bb77d" style:font-style-asian="normal" style:font-style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Ubuntu Mono" fo:font-style="normal" officeooo:rsid="003c2c9c" officeooo:paragraph-rsid="003c2c9c" style:font-style-asian="normal" style:font-style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Ubuntu Mono" fo:font-style="normal" officeooo:rsid="003dcbdc" officeooo:paragraph-rsid="003dcbdc" style:font-style-asian="normal" style:font-style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Ubuntu Mono" fo:font-style="normal" officeooo:rsid="003dda13" officeooo:paragraph-rsid="003dda13" style:font-style-asian="normal" style:font-style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Ubuntu Mono" fo:font-style="normal" officeooo:rsid="003dda13" officeooo:paragraph-rsid="003e981e" style:font-style-asian="normal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style:font-name="Ubuntu Mono" fo:font-style="normal" officeooo:rsid="004068aa" officeooo:paragraph-rsid="004068aa" style:font-style-asian="normal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Ubuntu Mono" fo:font-style="normal" officeooo:rsid="00537c42" officeooo:paragraph-rsid="00537c42" style:font-style-asian="normal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font-name="Ubuntu Mono" fo:font-style="normal" officeooo:rsid="0057575e" officeooo:paragraph-rsid="00590b57" style:font-style-asian="normal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Ubuntu Mono" fo:font-style="normal" officeooo:rsid="005cd89e" officeooo:paragraph-rsid="005cd89e" style:font-style-asian="normal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font-name="Ubuntu Mono" fo:font-style="normal" officeooo:rsid="005d6fef" officeooo:paragraph-rsid="005d6fef" style:font-style-asian="normal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Ubuntu Mono" fo:font-style="normal" style:text-underline-style="none" officeooo:rsid="00590b57" officeooo:paragraph-rsid="00590b57" style:font-style-asian="normal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Ubuntu Mono" officeooo:rsid="0038a2cc" officeooo:paragraph-rsid="0038a2cc"/>
    </style:style>
    <style:style style:name="P42" style:family="paragraph" style:parent-style-name="Table_20_Contents">
      <style:paragraph-properties fo:text-align="justify" style:justify-single-word="false"/>
      <style:text-properties style:font-name="Ubuntu Mono" officeooo:rsid="003c2c9c" officeooo:paragraph-rsid="003c2c9c"/>
    </style:style>
    <style:style style:name="P43" style:family="paragraph" style:parent-style-name="Table_20_Contents">
      <style:paragraph-properties fo:text-align="justify" style:justify-single-word="false"/>
      <style:text-properties style:font-name="Ubuntu Mono" officeooo:rsid="003dcbdc" officeooo:paragraph-rsid="003dcbdc"/>
    </style:style>
    <style:style style:name="P44" style:family="paragraph" style:parent-style-name="Table_20_Contents">
      <style:paragraph-properties fo:text-align="justify" style:justify-single-word="false"/>
      <style:text-properties style:font-name="Ubuntu Mono" officeooo:rsid="003dda13" officeooo:paragraph-rsid="003dda13"/>
    </style:style>
    <style:style style:name="P45" style:family="paragraph" style:parent-style-name="Table_20_Contents">
      <style:paragraph-properties fo:text-align="justify" style:justify-single-word="false"/>
      <style:text-properties style:font-name="Ubuntu Mono" officeooo:rsid="003e981e" officeooo:paragraph-rsid="003e981e"/>
    </style:style>
    <style:style style:name="P46" style:family="paragraph" style:parent-style-name="Table_20_Contents">
      <style:paragraph-properties fo:text-align="justify" style:justify-single-word="false"/>
      <style:text-properties style:font-name="Ubuntu Mono" officeooo:rsid="00455bf1" officeooo:paragraph-rsid="00455bf1"/>
    </style:style>
    <style:style style:name="P47" style:family="paragraph" style:parent-style-name="Table_20_Contents">
      <style:paragraph-properties fo:text-align="justify" style:justify-single-word="false"/>
      <style:text-properties style:font-name="Ubuntu Mono" officeooo:rsid="004970f4" officeooo:paragraph-rsid="004970f4"/>
    </style:style>
    <style:style style:name="P48" style:family="paragraph" style:parent-style-name="Table_20_Contents">
      <style:paragraph-properties fo:text-align="justify" style:justify-single-word="false"/>
      <style:text-properties style:font-name="Ubuntu Mono" officeooo:rsid="004d6cd4" officeooo:paragraph-rsid="004d6cd4"/>
    </style:style>
    <style:style style:name="P49" style:family="paragraph" style:parent-style-name="Table_20_Contents">
      <style:paragraph-properties fo:text-align="justify" style:justify-single-word="false"/>
      <style:text-properties style:font-name="Ubuntu Mono" officeooo:rsid="005578ed" officeooo:paragraph-rsid="005578ed"/>
    </style:style>
    <style:style style:name="P50" style:family="paragraph" style:parent-style-name="Table_20_Contents">
      <style:paragraph-properties fo:text-align="justify" style:justify-single-word="false"/>
      <style:text-properties style:font-name="Ubuntu Mono" officeooo:rsid="00570aca" officeooo:paragraph-rsid="00570aca"/>
    </style:style>
    <style:style style:name="P51" style:family="paragraph" style:parent-style-name="Table_20_Contents">
      <style:paragraph-properties fo:text-align="justify" style:justify-single-word="false"/>
      <style:text-properties style:font-name="Ubuntu Mono" officeooo:rsid="0057575e" officeooo:paragraph-rsid="0057575e"/>
    </style:style>
    <style:style style:name="P52" style:family="paragraph" style:parent-style-name="Table_20_Contents">
      <style:paragraph-properties fo:text-align="justify" style:justify-single-word="false"/>
      <style:text-properties style:font-name="Ubuntu Mono" officeooo:rsid="00590b57" officeooo:paragraph-rsid="00590b57"/>
    </style:style>
    <style:style style:name="P53" style:family="paragraph" style:parent-style-name="Table_20_Contents">
      <style:paragraph-properties fo:text-align="justify" style:justify-single-word="false"/>
      <style:text-properties style:font-name="Ubuntu Mono" officeooo:rsid="005ad9e3" officeooo:paragraph-rsid="005ad9e3"/>
    </style:style>
    <style:style style:name="P54" style:family="paragraph" style:parent-style-name="Table_20_Contents">
      <style:paragraph-properties fo:text-align="justify" style:justify-single-word="false"/>
      <style:text-properties style:font-name="Ubuntu Mono" officeooo:rsid="005d6fef" officeooo:paragraph-rsid="005d6fef"/>
    </style:style>
    <style:style style:name="P55" style:family="paragraph" style:parent-style-name="Table_20_Contents">
      <style:paragraph-properties fo:text-align="justify" style:justify-single-word="false"/>
      <style:text-properties officeooo:rsid="0036f98c" officeooo:paragraph-rsid="0036f98c"/>
    </style:style>
    <style:style style:name="P56" style:family="paragraph" style:parent-style-name="Table_20_Contents">
      <style:paragraph-properties fo:text-align="justify" style:justify-single-word="false"/>
      <style:text-properties officeooo:rsid="0038a2cc" officeooo:paragraph-rsid="0038a2cc"/>
    </style:style>
    <style:style style:name="P57" style:family="paragraph" style:parent-style-name="Table_20_Contents">
      <style:paragraph-properties fo:text-align="justify" style:justify-single-word="false"/>
      <style:text-properties officeooo:rsid="003c2c9c" officeooo:paragraph-rsid="003c2c9c"/>
    </style:style>
    <style:style style:name="P58" style:family="paragraph" style:parent-style-name="Table_20_Contents">
      <style:paragraph-properties fo:text-align="justify" style:justify-single-word="false"/>
      <style:text-properties officeooo:rsid="003dcbdc" officeooo:paragraph-rsid="003dcbdc"/>
    </style:style>
    <style:style style:name="P59" style:family="paragraph" style:parent-style-name="Table_20_Contents">
      <style:paragraph-properties fo:text-align="justify" style:justify-single-word="false"/>
      <style:text-properties officeooo:rsid="003dda13" officeooo:paragraph-rsid="003dda13"/>
    </style:style>
    <style:style style:name="P60" style:family="paragraph" style:parent-style-name="Table_20_Contents">
      <style:paragraph-properties fo:text-align="justify" style:justify-single-word="false"/>
      <style:text-properties officeooo:rsid="003e981e" officeooo:paragraph-rsid="003e981e"/>
    </style:style>
    <style:style style:name="P61" style:family="paragraph" style:parent-style-name="Table_20_Contents">
      <style:paragraph-properties fo:text-align="justify" style:justify-single-word="false"/>
      <style:text-properties officeooo:rsid="004970f4" officeooo:paragraph-rsid="004970f4"/>
    </style:style>
    <style:style style:name="P62" style:family="paragraph" style:parent-style-name="Table_20_Contents">
      <style:paragraph-properties fo:text-align="justify" style:justify-single-word="false"/>
      <style:text-properties officeooo:rsid="0049ae84" officeooo:paragraph-rsid="0049ae84"/>
    </style:style>
    <style:style style:name="P63" style:family="paragraph" style:parent-style-name="Table_20_Contents">
      <style:paragraph-properties fo:text-align="justify" style:justify-single-word="false"/>
      <style:text-properties officeooo:rsid="0049ae84" officeooo:paragraph-rsid="0057575e"/>
    </style:style>
    <style:style style:name="P64" style:family="paragraph" style:parent-style-name="Table_20_Contents">
      <style:paragraph-properties fo:text-align="justify" style:justify-single-word="false"/>
      <style:text-properties officeooo:rsid="004d6cd4" officeooo:paragraph-rsid="004d6cd4"/>
    </style:style>
    <style:style style:name="P65" style:family="paragraph" style:parent-style-name="Table_20_Contents">
      <style:paragraph-properties fo:text-align="justify" style:justify-single-word="false"/>
      <style:text-properties officeooo:rsid="005578ed" officeooo:paragraph-rsid="005578ed"/>
    </style:style>
    <style:style style:name="P66" style:family="paragraph" style:parent-style-name="Table_20_Contents">
      <style:paragraph-properties fo:text-align="justify" style:justify-single-word="false"/>
      <style:text-properties officeooo:rsid="00570aca" officeooo:paragraph-rsid="00570aca"/>
    </style:style>
    <style:style style:name="P67" style:family="paragraph" style:parent-style-name="Table_20_Contents">
      <style:paragraph-properties fo:text-align="justify" style:justify-single-word="false"/>
      <style:text-properties officeooo:rsid="0057575e" officeooo:paragraph-rsid="0057575e"/>
    </style:style>
    <style:style style:name="P68" style:family="paragraph" style:parent-style-name="Table_20_Contents">
      <style:paragraph-properties fo:text-align="justify" style:justify-single-word="false"/>
      <style:text-properties officeooo:rsid="00590b57" officeooo:paragraph-rsid="00590b57"/>
    </style:style>
    <style:style style:name="P69" style:family="paragraph" style:parent-style-name="Table_20_Contents">
      <style:paragraph-properties fo:text-align="justify" style:justify-single-word="false"/>
      <style:text-properties officeooo:rsid="005ad9e3" officeooo:paragraph-rsid="005ad9e3"/>
    </style:style>
    <style:style style:name="P70" style:family="paragraph" style:parent-style-name="Table_20_Contents">
      <style:paragraph-properties fo:text-align="justify" style:justify-single-word="false"/>
      <style:text-properties officeooo:rsid="005d6fef" officeooo:paragraph-rsid="005d6fef"/>
    </style:style>
    <style:style style:name="P71" style:family="paragraph" style:parent-style-name="Table_20_Contents">
      <style:paragraph-properties fo:text-align="justify" style:justify-single-word="false"/>
      <style:text-properties officeooo:rsid="0068f4e1" officeooo:paragraph-rsid="0068f4e1"/>
    </style:style>
    <style:style style:name="P72" style:family="paragraph" style:parent-style-name="Standard">
      <style:text-properties officeooo:rsid="00181b79" officeooo:paragraph-rsid="00181b79"/>
    </style:style>
    <style:style style:name="P73" style:family="paragraph" style:parent-style-name="Standard">
      <style:paragraph-properties fo:text-align="center" style:justify-single-word="false"/>
      <style:text-properties fo:font-style="italic" officeooo:rsid="00181b79" officeooo:paragraph-rsid="00181b79" style:font-style-asian="italic" style:font-style-complex="italic"/>
    </style:style>
    <style:style style:name="P74" style:family="paragraph" style:parent-style-name="Standard">
      <style:paragraph-properties fo:text-align="center" style:justify-single-word="false"/>
      <style:text-properties fo:font-size="15pt" fo:font-weight="bold" officeooo:rsid="00181b79" officeooo:paragraph-rsid="00181b79" style:font-size-asian="15pt" style:font-weight-asian="bold" style:font-size-complex="15pt" style:font-weight-complex="bold"/>
    </style:style>
    <style:style style:name="P75" style:family="paragraph" style:parent-style-name="Standard">
      <style:text-properties fo:font-size="13pt" style:text-underline-style="solid" style:text-underline-width="auto" style:text-underline-color="font-color" officeooo:rsid="00181b79" officeooo:paragraph-rsid="00181b79" style:font-size-asian="13pt" style:font-size-complex="13pt"/>
    </style:style>
    <style:style style:name="P7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officeooo:rsid="00181b79" officeooo:paragraph-rsid="00181b79"/>
    </style:style>
    <style:style style:name="P77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181b79" officeooo:paragraph-rsid="00181b79"/>
    </style:style>
    <style:style style:name="P78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19fa6a" officeooo:paragraph-rsid="0019fa6a"/>
    </style:style>
    <style:style style:name="P79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1beeaa" officeooo:paragraph-rsid="00261f3c"/>
    </style:style>
    <style:style style:name="P80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273dff" officeooo:paragraph-rsid="00273dff"/>
    </style:style>
    <style:style style:name="P81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273dff" officeooo:paragraph-rsid="0036f98c"/>
    </style:style>
    <style:style style:name="P82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273dff" officeooo:paragraph-rsid="00381806"/>
    </style:style>
    <style:style style:name="P83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273dff" officeooo:paragraph-rsid="003c2c9c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text-underline-style="solid" style:text-underline-width="auto" style:text-underline-color="font-color" officeooo:rsid="00273dff" officeooo:paragraph-rsid="00273dff"/>
    </style:style>
    <style:style style:name="P85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text-underline-style="solid" style:text-underline-width="auto" style:text-underline-color="font-color" officeooo:rsid="00273dff" officeooo:paragraph-rsid="00282b07"/>
    </style:style>
    <style:style style:name="P86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2db415" officeooo:paragraph-rsid="002db415"/>
    </style:style>
    <style:style style:name="P87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2db415" officeooo:paragraph-rsid="0036f98c"/>
    </style:style>
    <style:style style:name="P88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2db415" officeooo:paragraph-rsid="00381806"/>
    </style:style>
    <style:style style:name="P89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2db415" officeooo:paragraph-rsid="003c2c9c"/>
    </style:style>
    <style:style style:name="P90" style:family="paragraph" style:parent-style-name="Standard">
      <loext:graphic-properties draw:fill="none"/>
      <style:paragraph-properties fo:margin-left="0in" fo:margin-right="0in" fo:text-align="end" style:justify-single-word="false" fo:text-indent="0.1252in" style:auto-text-indent="false" fo:background-color="transparent"/>
      <style:text-properties fo:font-size="10pt" fo:font-style="italic" officeooo:rsid="003c2c9c" officeooo:paragraph-rsid="003c2c9c" style:font-size-asian="10pt" style:font-style-asian="italic" style:font-size-complex="10pt" style:font-style-complex="italic"/>
    </style:style>
    <style:style style:name="P91" style:family="paragraph" style:parent-style-name="Standard">
      <loext:graphic-properties draw:fill="none"/>
      <style:paragraph-properties fo:margin-left="0in" fo:margin-right="0in" fo:text-align="end" style:justify-single-word="false" fo:text-indent="0.1252in" style:auto-text-indent="false" fo:background-color="transparent"/>
      <style:text-properties fo:font-size="10pt" fo:font-style="italic" officeooo:rsid="003c2c9c" officeooo:paragraph-rsid="005578ed" style:font-size-asian="10pt" style:font-style-asian="italic" style:font-size-complex="10pt" style:font-style-complex="italic"/>
    </style:style>
    <style:style style:name="P92" style:family="paragraph" style:parent-style-name="Standard">
      <loext:graphic-properties draw:fill="none"/>
      <style:paragraph-properties fo:margin-left="0in" fo:margin-right="0in" fo:text-align="end" style:justify-single-word="false" fo:text-indent="0.1252in" style:auto-text-indent="false" fo:background-color="transparent"/>
      <style:text-properties fo:font-size="10pt" fo:font-style="italic" officeooo:rsid="003c2c9c" officeooo:paragraph-rsid="0055f17c" style:font-size-asian="10pt" style:font-style-asian="italic" style:font-size-complex="10pt" style:font-style-complex="italic"/>
    </style:style>
    <style:style style:name="P93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455bf1" officeooo:paragraph-rsid="00455bf1"/>
    </style:style>
    <style:style style:name="P94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officeooo:rsid="0063c5a1" officeooo:paragraph-rsid="0063c5a1"/>
    </style:style>
    <style:style style:name="P9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181b79" officeooo:paragraph-rsid="00181b79"/>
    </style:style>
    <style:style style:name="P9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3pt" style:text-underline-style="solid" style:text-underline-width="auto" style:text-underline-color="font-color" officeooo:rsid="00181b79" officeooo:paragraph-rsid="00219c51" style:font-size-asian="13pt" style:font-size-complex="13pt"/>
    </style:style>
    <style:style style:name="P9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3pt" style:text-underline-style="solid" style:text-underline-width="auto" style:text-underline-color="font-color" officeooo:rsid="00181b79" officeooo:paragraph-rsid="00273dff" style:font-size-asian="13pt" style:font-size-complex="13pt"/>
    </style:style>
    <style:style style:name="P9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19fa6a" officeooo:paragraph-rsid="0019fa6a"/>
    </style:style>
    <style:style style:name="P9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273dff" officeooo:paragraph-rsid="00273dff"/>
    </style:style>
    <style:style style:name="P10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273dff" officeooo:paragraph-rsid="00381806"/>
    </style:style>
    <style:style style:name="T1" style:family="text">
      <style:text-properties officeooo:rsid="0018c094"/>
    </style:style>
    <style:style style:name="T2" style:family="text">
      <style:text-properties style:font-name="Ubuntu Mono"/>
    </style:style>
    <style:style style:name="T3" style:family="text">
      <style:text-properties style:font-name="Ubuntu Mono" officeooo:rsid="001c40a9"/>
    </style:style>
    <style:style style:name="T4" style:family="text">
      <style:text-properties style:font-name="Ubuntu Mono" officeooo:rsid="00282b07"/>
    </style:style>
    <style:style style:name="T5" style:family="text">
      <style:text-properties style:font-name="Ubuntu Mono" style:text-underline-style="none" officeooo:rsid="0055f17c"/>
    </style:style>
    <style:style style:name="T6" style:family="text">
      <style:text-properties style:font-name="Ubuntu Mono" style:text-underline-style="solid" style:text-underline-width="auto" style:text-underline-color="font-color" officeooo:rsid="0036f98c"/>
    </style:style>
    <style:style style:name="T7" style:family="text">
      <style:text-properties style:font-name="Ubuntu Mono" style:text-underline-style="solid" style:text-underline-width="auto" style:text-underline-color="font-color" officeooo:rsid="00381806"/>
    </style:style>
    <style:style style:name="T8" style:family="text">
      <style:text-properties style:font-name="Ubuntu Mono" style:text-underline-style="solid" style:text-underline-width="auto" style:text-underline-color="font-color" officeooo:rsid="00388d45"/>
    </style:style>
    <style:style style:name="T9" style:family="text">
      <style:text-properties style:font-name="Ubuntu Mono" style:text-underline-style="solid" style:text-underline-width="auto" style:text-underline-color="font-color" officeooo:rsid="003c2c9c"/>
    </style:style>
    <style:style style:name="T10" style:family="text">
      <style:text-properties style:font-name="Ubuntu Mono" style:text-underline-style="solid" style:text-underline-width="auto" style:text-underline-color="font-color" officeooo:rsid="00455bf1"/>
    </style:style>
    <style:style style:name="T11" style:family="text">
      <style:text-properties style:font-name="Ubuntu Mono" style:text-underline-style="solid" style:text-underline-width="auto" style:text-underline-color="font-color" officeooo:rsid="0049ae84"/>
    </style:style>
    <style:style style:name="T12" style:family="text">
      <style:text-properties style:font-name="Ubuntu Mono" style:text-underline-style="solid" style:text-underline-width="auto" style:text-underline-color="font-color" officeooo:rsid="0055f17c"/>
    </style:style>
    <style:style style:name="T13" style:family="text">
      <style:text-properties style:font-name="Ubuntu Mono" style:text-underline-style="solid" style:text-underline-width="auto" style:text-underline-color="font-color" officeooo:rsid="005ad9e3"/>
    </style:style>
    <style:style style:name="T14" style:family="text">
      <style:text-properties style:font-name="Ubuntu Mono" officeooo:rsid="0049ae84"/>
    </style:style>
    <style:style style:name="T15" style:family="text">
      <style:text-properties style:font-name="Ubuntu Mono" officeooo:rsid="005e3ed9"/>
    </style:style>
    <style:style style:name="T16" style:family="text">
      <style:text-properties style:font-name="Ubuntu Mono" fo:font-style="italic" style:font-style-asian="italic" style:font-style-complex="italic"/>
    </style:style>
    <style:style style:name="T17" style:family="text">
      <style:text-properties officeooo:rsid="001c40a9"/>
    </style:style>
    <style:style style:name="T18" style:family="text">
      <style:text-properties officeooo:rsid="001ef85d"/>
    </style:style>
    <style:style style:name="T19" style:family="text">
      <style:text-properties officeooo:rsid="001f8a69"/>
    </style:style>
    <style:style style:name="T20" style:family="text">
      <style:text-properties officeooo:rsid="00219c51"/>
    </style:style>
    <style:style style:name="T21" style:family="text">
      <style:text-properties officeooo:rsid="0022ef27"/>
    </style:style>
    <style:style style:name="T22" style:family="text">
      <style:text-properties officeooo:rsid="00273dff"/>
    </style:style>
    <style:style style:name="T23" style:family="text">
      <style:text-properties officeooo:rsid="00282b07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4b65fd"/>
    </style:style>
    <style:style style:name="T26" style:family="text">
      <style:text-properties style:text-underline-style="none" officeooo:rsid="005578ed"/>
    </style:style>
    <style:style style:name="T27" style:family="text">
      <style:text-properties style:text-underline-style="none" officeooo:rsid="0055f17c"/>
    </style:style>
    <style:style style:name="T28" style:family="text">
      <style:text-properties officeooo:rsid="002d2d49"/>
    </style:style>
    <style:style style:name="T29" style:family="text">
      <style:text-properties officeooo:rsid="002f7d3f"/>
    </style:style>
    <style:style style:name="T30" style:family="text">
      <style:text-properties officeooo:rsid="0030f1fa"/>
    </style:style>
    <style:style style:name="T31" style:family="text">
      <style:text-properties officeooo:rsid="00333588"/>
    </style:style>
    <style:style style:name="T32" style:family="text">
      <style:text-properties officeooo:rsid="0038a2cc"/>
    </style:style>
    <style:style style:name="T33" style:family="text">
      <style:text-properties officeooo:rsid="003a2586"/>
    </style:style>
    <style:style style:name="T34" style:family="text">
      <style:text-properties officeooo:rsid="003bb77d"/>
    </style:style>
    <style:style style:name="T35" style:family="text">
      <style:text-properties officeooo:rsid="0044d642"/>
    </style:style>
    <style:style style:name="T36" style:family="text">
      <style:text-properties officeooo:rsid="0045fcf2"/>
    </style:style>
    <style:style style:name="T37" style:family="text">
      <style:text-properties officeooo:rsid="0049ae84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590b57"/>
    </style:style>
    <style:style style:name="T40" style:family="text">
      <style:text-properties style:font-name="Liberation Serif" officeooo:rsid="005c608d"/>
    </style:style>
    <style:style style:name="T41" style:family="text">
      <style:text-properties officeooo:rsid="005fd2af"/>
    </style:style>
    <style:style style:name="T42" style:family="text">
      <style:text-properties officeooo:rsid="0061a60f"/>
    </style:style>
    <style:style style:name="T43" style:family="text">
      <style:text-properties officeooo:rsid="0065b244"/>
    </style:style>
    <style:style style:name="T44" style:family="text">
      <style:text-properties officeooo:rsid="006972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tBB</text:p>
      <text:p text:style-name="P74">Configuration files</text:p>
      <text:p text:style-name="P73">an in-depth guide on tBB configuration files</text:p>
      <text:p text:style-name="P72"/>
      <text:p text:style-name="P72"/>
      <text:p text:style-name="P75">Introduction.</text:p>
      <text:p text:style-name="P76">If you wish to configure tBB settings, you have to use the configuration files tBB is instructed to use. These files are always located in the <text:span text:style-name="T41">root</text:span> tBB folder. Please check where this folder is <text:span text:style-name="T18">located</text:span> before continuing reading.</text:p>
      <text:p text:style-name="P77">Please, note that you're free to change settings in these files at any time, but if you want your changes to take effect you'<text:span text:style-name="T21">ll</text:span> to have to restart tBB.</text:p>
      <text:p text:style-name="P95"/>
      <text:p text:style-name="P95"/>
      <text:p text:style-name="P96"><text:span text:style-name="T20">Configuration files types</text:span>.</text:p>
      <text:p text:style-name="P77">There are two different kinds of configuration files: the default configuration file and optional network-specific configuration files. The default configuration file comes along with tBB and configures it to use a general-purpose-suitable configuration. You may want to check if the built-in default <text:span text:style-name="T1">configuration </text:span>suits you<text:span text:style-name="T1">r needs and preferences before start using it</text:span>.</text:p>
      <text:p text:style-name="P78">The network-specific configuration files are only invoked when tBB had been launched passing a network as an argument. In <text:span text:style-name="T42">this</text:span> case, tBB is instructed to look for a specific configuration file in the main tBB folder. If no such file is found, tBB will fall-back to the default configuration file.</text:p>
      <text:p text:style-name="P94">Any field that is not set in the network-specific configuration file will fall-back to the <text:span text:style-name="T43">value set in the </text:span>default configuration file.</text:p>
      <text:p text:style-name="P98"/>
      <text:p text:style-name="P98"/>
      <text:p text:style-name="P96"><text:span text:style-name="T20">Network-specific configuration files naming conventions</text:span>.</text:p>
      <text:p text:style-name="P79">Specific configuration files naming conventions follow the scans naming conventions. <text:span text:style-name="T19">For instance, i</text:span>f you want to create a configuration file for network 192.168.100.0/24 you're going to need to create a file named “<text:span text:style-name="T2">config_192.168.100.0</text:span><text:span text:style-name="T3">\</text:span><text:span text:style-name="T2">24-256.json</text:span>”. <text:span text:style-name="T17">Please note the backslash replacing the forward slash (forward slash is invalid for the Unix file name conventions). Also note the given network length in the filename.</text:span></text:p>
      <text:p text:style-name="P79"><text:span text:style-name="T17">This rigid naming conventions allow tBB to use the correct configuration file for every network you may want to monitor.</text:span></text:p>
      <text:p text:style-name="P79"/>
      <text:p text:style-name="P79"/>
      <text:p text:style-name="P97"><text:span text:style-name="T22">Configuration fields</text:span>.</text:p>
      <text:p text:style-name="P80">The configuration files are <text:span text:style-name="T23">in JSON format and therefore</text:span> nested as of the nature of JSON <text:span text:style-name="T23">(see </text:span><text:a xlink:type="simple" xlink:href="https://tools.ietf.org/html/rfc7159" text:style-name="Internet_20_link" text:visited-style-name="Visited_20_Internet_20_Link"><text:span text:style-name="T23">RFC#7159</text:span></text:a><text:span text:style-name="T23">).</text:span></text:p>
      <text:p text:style-name="P93">You may use the following macros while defining a field value: “<text:span text:style-name="T2">{default_time_format}</text:span>”, “<text:span text:style-name="T2">{frontends_socket_port}</text:span>”. <text:span text:style-name="T36">They will be replaced by the appropriate value at runtime.</text:span></text:p>
      <text:p text:style-name="P86"><text:span text:style-name="T29">Italic</text:span> example values are the default values.</text:p>
      <text:p text:style-name="P80">These are the fields tBB accepts, divided in the appropriate <text:span text:style-name="T23">nested</text:span> sections, <text:span text:style-name="T39">given in no particular order</text:span>:</text:p>
      <text:p text:style-name="P84"><text:span text:style-name="T15">Root</text:span><text:span text:style-name="T2">-level</text:span><text:span text:style-name="T24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Field name</text:p>
          </table:table-cell>
          <table:table-cell table:style-name="Table2.B1" office:value-type="string">
            <text:p text:style-name="P3">Description</text:p>
          </table:table-cell>
          <table:table-cell table:style-name="Table2.B1" office:value-type="string">
            <text:p text:style-name="P3">Example values</text:p>
          </table:table-cell>
        </table:table-row>
        <table:table-row>
          <table:table-cell table:style-name="Table2.A2" office:value-type="string">
            <text:p text:style-name="P9">networkIp</text:p>
          </table:table-cell>
          <table:table-cell table:style-name="Table2.B2" office:value-type="string">
            <text:p text:style-name="P8"><text:span text:style-name="T28">The n</text:span>etwork tBB is called to monitor.</text:p>
          </table:table-cell>
          <table:table-cell table:style-name="Table2.B2" office:value-type="string">
            <text:p text:style-name="P9">192.168.100.0/24</text:p>
            <text:p text:style-name="P9">192.168.100.0/24-10</text:p>
          </table:table-cell>
        </table:table-row>
        <text:soft-page-break/>
        <table:table-row>
          <table:table-cell table:style-name="Table2.A2" office:value-type="string">
            <text:p text:style-name="P9">least_record_update_seconds</text:p>
          </table:table-cell>
          <table:table-cell table:style-name="Table2.B2" office:value-type="string">
            <text:p text:style-name="P8">Maximum amount of time for which tBB will not re-perform a complete scan on startup (in seconds).</text:p>
          </table:table-cell>
          <table:table-cell table:style-name="Table2.B2" office:value-type="string">
            <text:p text:style-name="P9">10 → 10 seconds</text:p>
            <text:p text:style-name="P10">3600 → 1 hour</text:p>
            <text:p text:style-name="P9">86400 → 1 day</text:p>
          </table:table-cell>
        </table:table-row>
        <table:table-row>
          <table:table-cell table:style-name="Table2.A2" office:value-type="string">
            <text:p text:style-name="P9">frontends_socket</text:p>
          </table:table-cell>
          <table:table-cell table:style-name="Table2.B2" office:value-type="string">
            <text:p text:style-name="P8">Front-ends communication section. <text:span text:style-name="T31">See below.</text:span></text:p>
          </table:table-cell>
          <table:table-cell table:style-name="Table2.B2" office:value-type="string">
            <text:p text:style-name="P10"><text:s/>…</text:p>
          </table:table-cell>
        </table:table-row>
        <table:table-row>
          <table:table-cell table:style-name="Table2.A2" office:value-type="string">
            <text:p text:style-name="P9">logging</text:p>
          </table:table-cell>
          <table:table-cell table:style-name="Table2.B2" office:value-type="string">
            <text:p text:style-name="P8">Logging section. <text:span text:style-name="T31">See below.</text:span></text:p>
          </table:table-cell>
          <table:table-cell table:style-name="Table2.B2" office:value-type="string">
            <text:p text:style-name="P10"><text:s/>…</text:p>
          </table:table-cell>
        </table:table-row>
        <table:table-row>
          <table:table-cell table:style-name="Table2.A2" office:value-type="string">
            <text:p text:style-name="P9">tracker</text:p>
          </table:table-cell>
          <table:table-cell table:style-name="Table2.B2" office:value-type="string">
            <text:p text:style-name="P8">Tracker section. <text:span text:style-name="T31">See below.</text:span></text:p>
          </table:table-cell>
          <table:table-cell table:style-name="Table2.B2" office:value-type="string">
            <text:p text:style-name="P10"><text:s/>…</text:p>
          </table:table-cell>
        </table:table-row>
        <table:table-row>
          <table:table-cell table:style-name="Table2.A2" office:value-type="string">
            <text:p text:style-name="P9">serialization</text:p>
          </table:table-cell>
          <table:table-cell table:style-name="Table2.B2" office:value-type="string">
            <text:p text:style-name="P8">Serialization section. <text:span text:style-name="T31">See below.</text:span></text:p>
          </table:table-cell>
          <table:table-cell table:style-name="Table2.B2" office:value-type="string">
            <text:p text:style-name="P10"><text:s/>…</text:p>
          </table:table-cell>
        </table:table-row>
      </table:table>
      <text:p text:style-name="P99"/>
      <text:p text:style-name="P85"><text:span text:style-name="T4">frontends_socket</text:span><text:span text:style-name="T24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Field name</text:p>
          </table:table-cell>
          <table:table-cell table:style-name="Table3.B1" office:value-type="string">
            <text:p text:style-name="P4">Description</text:p>
          </table:table-cell>
          <table:table-cell table:style-name="Table3.B1" office:value-type="string">
            <text:p text:style-name="P4">Example values</text:p>
          </table:table-cell>
        </table:table-row>
        <table:table-row>
          <table:table-cell table:style-name="Table3.A2" office:value-type="string">
            <text:p text:style-name="P9">host</text:p>
          </table:table-cell>
          <table:table-cell table:style-name="Table3.B2" office:value-type="string">
            <text:p text:style-name="P8">IP from which open the socket.</text:p>
          </table:table-cell>
          <table:table-cell table:style-name="Table3.B2" office:value-type="string">
            <text:p text:style-name="P9">192.168.100.101</text:p>
            <text:p text:style-name="P10">localhost</text:p>
          </table:table-cell>
        </table:table-row>
        <table:table-row>
          <table:table-cell table:style-name="Table3.A2" office:value-type="string">
            <text:p text:style-name="P9">port</text:p>
          </table:table-cell>
          <table:table-cell table:style-name="Table3.B2" office:value-type="string">
            <text:p text:style-name="P8">Port number from which open the socket.</text:p>
          </table:table-cell>
          <table:table-cell table:style-name="Table3.B2" office:value-type="string">
            <text:p text:style-name="P10">1984</text:p>
            <text:p text:style-name="P25">65000</text:p>
          </table:table-cell>
        </table:table-row>
        <table:table-row>
          <table:table-cell table:style-name="Table3.A2" office:value-type="string">
            <text:p text:style-name="P9">maximum_port_lookup</text:p>
          </table:table-cell>
          <table:table-cell table:style-name="Table3.B2" office:value-type="string">
            <text:p text:style-name="P8">Maximum number of times tBB will look for another open port if the specified one isn't available.</text:p>
          </table:table-cell>
          <table:table-cell table:style-name="Table3.B2" office:value-type="string">
            <text:p text:style-name="P10">20</text:p>
            <text:p text:style-name="P9">0</text:p>
            <text:p text:style-name="P9">100</text:p>
          </table:table-cell>
        </table:table-row>
        <table:table-row>
          <table:table-cell table:style-name="Table3.A2" office:value-type="string">
            <text:p text:style-name="P9">ssl</text:p>
          </table:table-cell>
          <table:table-cell table:style-name="Table3.B2" office:value-type="string">
            <text:p text:style-name="P8">Enable/disable SSL communication.</text:p>
          </table:table-cell>
          <table:table-cell table:style-name="Table3.B2" office:value-type="string">
            <text:p text:style-name="P10">true</text:p>
            <text:p text:style-name="P9">false</text:p>
          </table:table-cell>
        </table:table-row>
        <table:table-row>
          <table:table-cell table:style-name="Table3.A2" office:value-type="string">
            <text:p text:style-name="P9">do_checks</text:p>
          </table:table-cell>
          <table:table-cell table:style-name="Table3.B2" office:value-type="string">
            <text:p text:style-name="P8">Enable/disable host name checking with SSL enabled. <text:span text:style-name="T30">If enabled, certificates must be valid.</text:span></text:p>
          </table:table-cell>
          <table:table-cell table:style-name="Table3.B2" office:value-type="string">
            <text:p text:style-name="P10">true</text:p>
            <text:p text:style-name="P9">false</text:p>
          </table:table-cell>
        </table:table-row>
      </table:table>
      <text:p text:style-name="P87"/>
      <text:p text:style-name="P81"><text:span text:style-name="T6">logging</text:span><text:span text:style-name="T24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Field name</text:p>
          </table:table-cell>
          <table:table-cell table:style-name="Table4.B1" office:value-type="string">
            <text:p text:style-name="P5">Description</text:p>
          </table:table-cell>
          <table:table-cell table:style-name="Table4.B1" office:value-type="string">
            <text:p text:style-name="P5">Example values</text:p>
          </table:table-cell>
        </table:table-row>
        <table:table-row>
          <table:table-cell table:style-name="Table4.A2" office:value-type="string">
            <text:p text:style-name="P26">version</text:p>
          </table:table-cell>
          <table:table-cell table:style-name="Table4.B2" office:value-type="string">
            <text:p text:style-name="P71">Always set this field to <text:span text:style-name="T16">1</text:span>.</text:p>
          </table:table-cell>
          <table:table-cell table:style-name="Table4.B2" office:value-type="string">
            <text:p text:style-name="P11">1</text:p>
          </table:table-cell>
        </table:table-row>
        <table:table-row>
          <table:table-cell table:style-name="Table4.A2" office:value-type="string">
            <text:p text:style-name="P26">disable_existing_loggers</text:p>
          </table:table-cell>
          <table:table-cell table:style-name="Table4.B2" office:value-type="string">
            <text:p text:style-name="P71">Always set this field to <text:span text:style-name="T16">false</text:span>.</text:p>
          </table:table-cell>
          <table:table-cell table:style-name="Table4.B2" office:value-type="string">
            <text:p text:style-name="P11">false</text:p>
            <text:p text:style-name="P28">true</text:p>
          </table:table-cell>
        </table:table-row>
        <table:table-row>
          <table:table-cell table:style-name="Table4.A2" office:value-type="string">
            <text:p text:style-name="P26">formatters</text:p>
          </table:table-cell>
          <table:table-cell table:style-name="Table4.B2" office:value-type="string">
            <text:p text:style-name="P55">Formatters section. See below.</text:p>
          </table:table-cell>
          <table:table-cell table:style-name="Table4.B2" office:value-type="string">
            <text:p text:style-name="P11"><text:s/>…</text:p>
          </table:table-cell>
        </table:table-row>
        <table:table-row>
          <table:table-cell table:style-name="Table4.A2" office:value-type="string">
            <text:p text:style-name="P26">handlers</text:p>
          </table:table-cell>
          <table:table-cell table:style-name="Table4.B2" office:value-type="string">
            <text:p text:style-name="P55">Handlers section. See below.</text:p>
          </table:table-cell>
          <table:table-cell table:style-name="Table4.B2" office:value-type="string">
            <text:p text:style-name="P11"><text:s/>…</text:p>
          </table:table-cell>
        </table:table-row>
        <table:table-row>
          <table:table-cell table:style-name="Table4.A2" office:value-type="string">
            <text:p text:style-name="P26">loggers</text:p>
          </table:table-cell>
          <table:table-cell table:style-name="Table4.B2" office:value-type="string">
            <text:p text:style-name="P55">Loggers section. See below.</text:p>
          </table:table-cell>
          <table:table-cell table:style-name="Table4.B2" office:value-type="string">
            <text:p text:style-name="P11"><text:s/>…</text:p>
          </table:table-cell>
        </table:table-row>
      </table:table>
      <text:p text:style-name="P87"/>
      <text:p text:style-name="P81"><text:span text:style-name="T10">f</text:span><text:span text:style-name="T6">ormatters</text:span><text:span text:style-name="T24">:</text:span></text:p>
      <text:p text:style-name="P91"><text:span text:style-name="T25">Note: this field is a list. Each item configures one </text:span><text:span text:style-name="T26">logging formatter that can be identified by the name given to the field</text:span><text:span text:style-name="T25">. Shown are the item's fields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Field name</text:p>
          </table:table-cell>
          <table:table-cell table:style-name="Table5.B1" office:value-type="string">
            <text:p text:style-name="P5">Description</text:p>
          </table:table-cell>
          <table:table-cell table:style-name="Table5.B1" office:value-type="string">
            <text:p text:style-name="P5">Example values</text:p>
          </table:table-cell>
        </table:table-row>
        <table:table-row>
          <table:table-cell table:style-name="Table5.A2" office:value-type="string">
            <text:p text:style-name="P46">format</text:p>
          </table:table-cell>
          <table:table-cell table:style-name="Table5.B2" office:value-type="string">
            <text:p text:style-name="P61">String to format logging upon.</text:p>
            <text:p text:style-name="P61">For further details see <text:a xlink:type="simple" xlink:href="https://docs.python.org/3/library/logging.html#logrecord-attributes" text:style-name="Internet_20_link" text:visited-style-name="Visited_20_Internet_20_Link">related documentation</text:a>.</text:p>
          </table:table-cell>
          <table:table-cell table:style-name="Table5.B2" office:value-type="string">
            <text:p text:style-name="P11"><text:s/>…</text:p>
          </table:table-cell>
        </table:table-row>
        <table:table-row>
          <table:table-cell table:style-name="Table5.A2" office:value-type="string">
            <text:p text:style-name="P47">datefmt</text:p>
          </table:table-cell>
          <table:table-cell table:style-name="Table5.B2" office:value-type="string">
            <text:p text:style-name="P61">String to format dates upon (optional).</text:p>
            <text:p text:style-name="P61">Macro “<text:span text:style-name="T2">{default_time_format}</text:span>” is available. For further details see <text:a xlink:type="simple" xlink:href="https://docs.python.org/3/library/logging.html#logging.Formatter.formatTime" text:style-name="Internet_20_link" text:visited-style-name="Visited_20_Internet_20_Link">related documentation</text:a>.</text:p>
          </table:table-cell>
          <table:table-cell table:style-name="Table5.B2" office:value-type="string">
            <text:p text:style-name="P20">{default_time_format}</text:p>
            <text:p text:style-name="P11"><text:s/>…</text:p>
          </table:table-cell>
        </table:table-row>
      </table:table>
      <text:p text:style-name="P87"><text:soft-page-break/></text:p>
      <text:p text:style-name="P87"/>
      <text:p text:style-name="P82"><text:span text:style-name="T11">h</text:span><text:span text:style-name="T7">andl</text:span><text:span text:style-name="T6">ers</text:span><text:span text:style-name="T24">:</text:span></text:p>
      <text:p text:style-name="P91"><text:span text:style-name="T25">Note: this field is a list. Each item configures one </text:span><text:span text:style-name="T26">logging handler that can be identified by the name given to the field</text:span><text:span text:style-name="T25">. Shown are the item's fields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">Field name</text:p>
          </table:table-cell>
          <table:table-cell table:style-name="Table6.B1" office:value-type="string">
            <text:p text:style-name="P6">Description</text:p>
          </table:table-cell>
          <table:table-cell table:style-name="Table6.B1" office:value-type="string">
            <text:p text:style-name="P6">Example values</text:p>
          </table:table-cell>
        </table:table-row>
        <table:table-row>
          <table:table-cell table:style-name="Table6.A2" office:value-type="string">
            <text:p text:style-name="P27"><text:span text:style-name="T37">level</text:span></text:p>
          </table:table-cell>
          <table:table-cell table:style-name="Table6.B2" office:value-type="string">
            <text:p text:style-name="P62">One of “<text:span text:style-name="T2">DEBUG</text:span>”, “<text:span text:style-name="T2">INFO</text:span>”, “<text:span text:style-name="T2">WARNING</text:span>”, “<text:span text:style-name="T2">ERROR</text:span>”, “<text:span text:style-name="T2">CRITICAL</text:span>”.</text:p>
            <text:p text:style-name="P62">For further details see <text:a xlink:type="simple" xlink:href="https://docs.python.org/3/library/logging.html#levels" text:style-name="Internet_20_link" text:visited-style-name="Visited_20_Internet_20_Link">related documentation</text:a>.</text:p>
          </table:table-cell>
          <table:table-cell table:style-name="Table6.B2" office:value-type="string">
            <text:p text:style-name="P12"><text:s/>…</text:p>
          </table:table-cell>
        </table:table-row>
        <table:table-row>
          <table:table-cell table:style-name="Table6.A2" office:value-type="string">
            <text:p text:style-name="P48">class</text:p>
          </table:table-cell>
          <table:table-cell table:style-name="Table6.B2" office:value-type="string">
            <text:p text:style-name="P65">A valid logging handler class.</text:p>
            <text:p text:style-name="P65">For further details and a list of available handler classes, see <text:a xlink:type="simple" xlink:href="https://docs.python.org/3.4/library/logging.handlers.html" text:style-name="Internet_20_link" text:visited-style-name="Visited_20_Internet_20_Link">related documentation</text:a>.</text:p>
          </table:table-cell>
          <table:table-cell table:style-name="Table6.B2" office:value-type="string">
            <text:p text:style-name="P12"><text:s/>…</text:p>
          </table:table-cell>
        </table:table-row>
        <table:table-row>
          <table:table-cell table:style-name="Table6.A2" office:value-type="string">
            <text:p text:style-name="P48">formatter</text:p>
          </table:table-cell>
          <table:table-cell table:style-name="Table6.B2" office:value-type="string">
            <text:p text:style-name="P64">One of the formatters defined in “<text:span text:style-name="T2">logging</text:span>” → “<text:span text:style-name="T2">formatters</text:span>”</text:p>
          </table:table-cell>
          <table:table-cell table:style-name="Table6.B2" office:value-type="string">
            <text:p text:style-name="P12"><text:s/>…</text:p>
          </table:table-cell>
        </table:table-row>
        <table:table-row>
          <table:table-cell table:style-name="Table6.A2" office:value-type="string">
            <text:p text:style-name="P49"><text:s/><text:span text:style-name="T38">…more…</text:span></text:p>
          </table:table-cell>
          <table:table-cell table:style-name="Table6.B2" office:value-type="string">
            <text:p text:style-name="P65">Other fields can possibly be defined for each handler, but they are strictly related to the class you're using. For further details on class-dependent fields, please see <text:a xlink:type="simple" xlink:href="https://docs.python.org/3.4/library/logging.handlers.html" text:style-name="Internet_20_link" text:visited-style-name="Visited_20_Internet_20_Link">related documentation</text:a>.</text:p>
          </table:table-cell>
          <table:table-cell table:style-name="Table6.B2" office:value-type="string">
            <text:p text:style-name="P12"><text:s/>…</text:p>
          </table:table-cell>
        </table:table-row>
      </table:table>
      <text:p text:style-name="P82"><text:span text:style-name="T24"/></text:p>
      <text:p text:style-name="P82"><text:span text:style-name="T12">l</text:span><text:span text:style-name="T7">ogg</text:span><text:span text:style-name="T6">ers</text:span><text:span text:style-name="T24">:</text:span></text:p>
      <text:p text:style-name="P92"><text:span text:style-name="T25">Note: this field is a list. Each item configures one </text:span><text:span text:style-name="T27">logger</text:span><text:span text:style-name="T26"> that can be identified by the name given to the field</text:span><text:span text:style-name="T25">. </text:span><text:span text:style-name="T27">The name “” (blank) and the name “</text:span><text:span text:style-name="T5">root</text:span><text:span text:style-name="T27">” identify the default logger.</text:span><text:span text:style-name="T25"> Shown are the item's field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">Field name</text:p>
          </table:table-cell>
          <table:table-cell table:style-name="Table7.B1" office:value-type="string">
            <text:p text:style-name="P6">Description</text:p>
          </table:table-cell>
          <table:table-cell table:style-name="Table7.B1" office:value-type="string">
            <text:p text:style-name="P6">Example values</text:p>
          </table:table-cell>
        </table:table-row>
        <table:table-row>
          <table:table-cell table:style-name="Table7.A2" office:value-type="string">
            <text:p text:style-name="P50">handlers</text:p>
          </table:table-cell>
          <table:table-cell table:style-name="Table7.B2" office:value-type="string">
            <text:p text:style-name="P66">List of handlers to use for this logger as defined in “<text:span text:style-name="T2">logging</text:span>” → “<text:span text:style-name="T2">handlers</text:span>”.</text:p>
          </table:table-cell>
          <table:table-cell table:style-name="Table7.B2" office:value-type="string">
            <text:p text:style-name="P21">[“console”, “file”, “syslog”]</text:p>
          </table:table-cell>
        </table:table-row>
        <table:table-row>
          <table:table-cell table:style-name="Table7.A2" office:value-type="string">
            <text:p text:style-name="P51">level</text:p>
          </table:table-cell>
          <table:table-cell table:style-name="Table7.B2" office:value-type="string">
            <text:p text:style-name="P67">Logging level to use for this logger. One of <text:span text:style-name="T37">“</text:span><text:span text:style-name="T14">DEBUG</text:span><text:span text:style-name="T37">”, “</text:span><text:span text:style-name="T14">INFO</text:span><text:span text:style-name="T37">”, “</text:span><text:span text:style-name="T14">WARNING</text:span><text:span text:style-name="T37">”, “</text:span><text:span text:style-name="T14">ERROR</text:span><text:span text:style-name="T37">”, “</text:span><text:span text:style-name="T14">CRITICAL</text:span><text:span text:style-name="T37">”.</text:span></text:p>
            <text:p text:style-name="P63">For further details see <text:a xlink:type="simple" xlink:href="https://docs.python.org/3/library/logging.html#levels" text:style-name="Internet_20_link" text:visited-style-name="Visited_20_Internet_20_Link">related documentation</text:a>.</text:p>
          </table:table-cell>
          <table:table-cell table:style-name="Table7.B2" office:value-type="string">
            <text:p text:style-name="P21"><text:span text:style-name="T39">INFO</text:span></text:p>
            <text:p text:style-name="P37"><text:span text:style-name="T37">WARNING</text:span></text:p>
          </table:table-cell>
        </table:table-row>
        <table:table-row>
          <table:table-cell table:style-name="Table7.A2" office:value-type="string">
            <text:p text:style-name="P52">propagate</text:p>
          </table:table-cell>
          <table:table-cell table:style-name="Table7.B2" office:value-type="string">
            <text:p text:style-name="P68">Enable/disable logging propagation.</text:p>
            <text:p text:style-name="P68">For further details see <text:a xlink:type="simple" xlink:href="https://docs.python.org/3.4/library/logging.html#logging.Logger.propagate" text:style-name="Internet_20_link" text:visited-style-name="Visited_20_Internet_20_Link">related documentation</text:a>.</text:p>
          </table:table-cell>
          <table:table-cell table:style-name="Table7.B2" office:value-type="string">
            <text:p text:style-name="P22">true</text:p>
            <text:p text:style-name="P40">false</text:p>
          </table:table-cell>
        </table:table-row>
      </table:table>
      <text:p text:style-name="P100"><text:span text:style-name="T24"/></text:p>
      <text:p text:style-name="P82"><text:span text:style-name="T6">s</text:span><text:span text:style-name="T13">erialization</text:span><text:span text:style-name="T24">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">Field name</text:p>
          </table:table-cell>
          <table:table-cell table:style-name="Table8.B1" office:value-type="string">
            <text:p text:style-name="P6">Description</text:p>
          </table:table-cell>
          <table:table-cell table:style-name="Table8.B1" office:value-type="string">
            <text:p text:style-name="P6">Example values</text:p>
          </table:table-cell>
        </table:table-row>
        <table:table-row>
          <table:table-cell table:style-name="Table8.A2" office:value-type="string">
            <text:p text:style-name="P53">indent</text:p>
          </table:table-cell>
          <table:table-cell table:style-name="Table8.B2" office:value-type="string">
            <text:p text:style-name="P69">Indent value for pretty saving of scan files.</text:p>
            <text:p text:style-name="P69">If set to <text:span text:style-name="T2">null</text:span>, it will also <text:span text:style-name="T44">prevent</text:span> <text:span text:style-name="T2">\n</text:span><text:span text:style-name="T40">'</text:span>s <text:s/><text:span text:style-name="T44">from </text:span>being written to file.</text:p>
          </table:table-cell>
          <table:table-cell table:style-name="Table8.B2" office:value-type="string">
            <text:p text:style-name="P23">4</text:p>
            <text:p text:style-name="P38">null</text:p>
            <text:p text:style-name="P38">2</text:p>
          </table:table-cell>
        </table:table-row>
        <table:table-row>
          <table:table-cell table:style-name="Table8.A2" office:value-type="string">
            <text:p text:style-name="P54">do_sort</text:p>
          </table:table-cell>
          <table:table-cell table:style-name="Table8.B2" office:value-type="string">
            <text:p text:style-name="P70">Enable/disable item sorting within scan files.</text:p>
          </table:table-cell>
          <table:table-cell table:style-name="Table8.B2" office:value-type="string">
            <text:p text:style-name="P24">true</text:p>
            <text:p text:style-name="P39">false</text:p>
          </table:table-cell>
        </table:table-row>
      </table:table>
      <text:p text:style-name="P82"><text:span text:style-name="T24"/></text:p>
      <text:p text:style-name="P82"><text:span text:style-name="T8">track</text:span><text:span text:style-name="T6">er</text:span><text:span text:style-name="T24">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6">Field name</text:p>
          </table:table-cell>
          <table:table-cell table:style-name="Table10.B1" office:value-type="string">
            <text:p text:style-name="P6">Description</text:p>
          </table:table-cell>
          <table:table-cell table:style-name="Table10.B1" office:value-type="string">
            <text:p text:style-name="P6">Example values</text:p>
          </table:table-cell>
        </table:table-row>
        <table:table-row>
          <table:table-cell table:style-name="Table10.A2" office:value-type="string">
            <text:p text:style-name="P41">hosts</text:p>
          </table:table-cell>
          <table:table-cell table:style-name="Table10.B2" office:value-type="string">
            <text:p text:style-name="P56">Number of hosts sub-networks must be <text:soft-page-break/>divided into. Must be a valid network length.</text:p>
          </table:table-cell>
          <table:table-cell table:style-name="Table10.B2" office:value-type="string">
            <text:p text:style-name="P12">1<text:span text:style-name="T32">6</text:span></text:p>
            <text:p text:style-name="P29">64</text:p>
          </table:table-cell>
        </table:table-row>
        <table:table-row>
          <table:table-cell table:style-name="Table10.A2" office:value-type="string">
            <text:p text:style-name="P41">enable_notifiers</text:p>
          </table:table-cell>
          <table:table-cell table:style-name="Table10.B2" office:value-type="string">
            <text:p text:style-name="P56">Enable/disable notifiers.</text:p>
          </table:table-cell>
          <table:table-cell table:style-name="Table10.B2" office:value-type="string">
            <text:p text:style-name="P13">true</text:p>
            <text:p text:style-name="P29">false</text:p>
          </table:table-cell>
        </table:table-row>
        <table:table-row>
          <table:table-cell table:style-name="Table10.A2" office:value-type="string">
            <text:p text:style-name="P41">auto_ignore_broadcasts</text:p>
          </table:table-cell>
          <table:table-cell table:style-name="Table10.B2" office:value-type="string">
            <text:p text:style-name="P56">Enable/disable automatic broadcasts ignore. If enabled, when a broadcast is detected during a scan, it will be ignored in the next ones.</text:p>
          </table:table-cell>
          <table:table-cell table:style-name="Table10.B2" office:value-type="string">
            <text:p text:style-name="P13">true</text:p>
            <text:p text:style-name="P29">false</text:p>
          </table:table-cell>
        </table:table-row>
        <table:table-row>
          <table:table-cell table:style-name="Table10.A2" office:value-type="string">
            <text:p text:style-name="P41">time_between_checks</text:p>
          </table:table-cell>
          <table:table-cell table:style-name="Table10.B2" office:value-type="string">
            <text:p text:style-name="P56">Divided into “<text:span text:style-name="T2">minutes</text:span>” and “<text:span text:style-name="T2">seconds</text:span>”.</text:p>
          </table:table-cell>
          <table:table-cell table:style-name="Table10.B2" office:value-type="string">
            <text:p text:style-name="P13">{“minutes”: 0, “seconds”: <text:span text:style-name="T34">2</text:span>}</text:p>
            <text:p text:style-name="P29">{“minutes”: 1, “seconds”: 30}</text:p>
          </table:table-cell>
        </table:table-row>
        <table:table-row>
          <table:table-cell table:style-name="Table10.A2" office:value-type="string">
            <text:p text:style-name="P41">maximum_seconds_randomly_added</text:p>
          </table:table-cell>
          <table:table-cell table:style-name="Table10.B2" office:value-type="string">
            <text:p text:style-name="P56">Maximum amount of time to add randomly to “<text:span text:style-name="T2">time_between_checks</text:span>” <text:span text:style-name="T33">(in seconds)</text:span>. <text:span text:style-name="T33">Must be a positive integer.</text:span></text:p>
          </table:table-cell>
          <table:table-cell table:style-name="Table10.B2" office:value-type="string">
            <text:p text:style-name="P14">2</text:p>
            <text:p text:style-name="P30">10</text:p>
          </table:table-cell>
        </table:table-row>
        <table:table-row>
          <table:table-cell table:style-name="Table10.A2" office:value-type="string">
            <text:p text:style-name="P42">ignore</text:p>
          </table:table-cell>
          <table:table-cell table:style-name="Table10.B2" office:value-type="string">
            <text:p text:style-name="P57">List of IPs to ignore.</text:p>
          </table:table-cell>
          <table:table-cell table:style-name="Table10.B2" office:value-type="string">
            <text:p text:style-name="P15">[]</text:p>
          </table:table-cell>
        </table:table-row>
        <table:table-row>
          <table:table-cell table:style-name="Table10.A2" office:value-type="string">
            <text:p text:style-name="P42">ignore_mac</text:p>
          </table:table-cell>
          <table:table-cell table:style-name="Table10.B2" office:value-type="string">
            <text:p text:style-name="P57">List of MACs to ignore.</text:p>
          </table:table-cell>
          <table:table-cell table:style-name="Table10.B2" office:value-type="string">
            <text:p text:style-name="P15">[]</text:p>
          </table:table-cell>
        </table:table-row>
        <table:table-row>
          <table:table-cell table:style-name="Table10.A2" office:value-type="string">
            <text:p text:style-name="P42">arp</text:p>
          </table:table-cell>
          <table:table-cell table:style-name="Table10.B2" office:value-type="string">
            <text:p text:style-name="P57">ARP section. See below.</text:p>
          </table:table-cell>
          <table:table-cell table:style-name="Table10.B2" office:value-type="string">
            <text:p text:style-name="P15"><text:s/>…</text:p>
          </table:table-cell>
        </table:table-row>
        <table:table-row>
          <table:table-cell table:style-name="Table10.A2" office:value-type="string">
            <text:p text:style-name="P42">disoveries</text:p>
          </table:table-cell>
          <table:table-cell table:style-name="Table10.B2" office:value-type="string">
            <text:p text:style-name="P57">Discoveries list. See below</text:p>
          </table:table-cell>
          <table:table-cell table:style-name="Table10.B2" office:value-type="string">
            <text:p text:style-name="P15"><text:s/>…</text:p>
          </table:table-cell>
        </table:table-row>
      </table:table>
      <text:p text:style-name="P88"/>
      <text:p text:style-name="P83"><text:span text:style-name="T9">a</text:span><text:span text:style-name="T6">r</text:span><text:span text:style-name="T9">p</text:span><text:span text:style-name="T24">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7">Field name</text:p>
          </table:table-cell>
          <table:table-cell table:style-name="Table11.B1" office:value-type="string">
            <text:p text:style-name="P7">Description</text:p>
          </table:table-cell>
          <table:table-cell table:style-name="Table11.B1" office:value-type="string">
            <text:p text:style-name="P7">Example values</text:p>
          </table:table-cell>
        </table:table-row>
        <table:table-row>
          <table:table-cell table:style-name="Table11.A2" office:value-type="string">
            <text:p text:style-name="P42">count</text:p>
          </table:table-cell>
          <table:table-cell table:style-name="Table11.B2" office:value-type="string">
            <text:p text:style-name="P57">Number of ARP broadcasts to emit.</text:p>
          </table:table-cell>
          <table:table-cell table:style-name="Table11.B2" office:value-type="string">
            <text:p text:style-name="P15">3</text:p>
          </table:table-cell>
        </table:table-row>
        <table:table-row>
          <table:table-cell table:style-name="Table11.A2" office:value-type="string">
            <text:p text:style-name="P42">timeout</text:p>
          </table:table-cell>
          <table:table-cell table:style-name="Table11.B2" office:value-type="string">
            <text:p text:style-name="P57">Maximum amount of time in which to wait for a response (in seconds). Must be a positive integer.</text:p>
          </table:table-cell>
          <table:table-cell table:style-name="Table11.B2" office:value-type="string">
            <text:p text:style-name="P15">2</text:p>
            <text:p text:style-name="P36">4</text:p>
          </table:table-cell>
        </table:table-row>
        <table:table-row>
          <table:table-cell table:style-name="Table11.A2" office:value-type="string">
            <text:p text:style-name="P42">quit_on_first</text:p>
          </table:table-cell>
          <table:table-cell table:style-name="Table11.B2" office:value-type="string">
            <text:p text:style-name="P57">Stop listening for responses at first response.</text:p>
          </table:table-cell>
          <table:table-cell table:style-name="Table11.B2" office:value-type="string">
            <text:p text:style-name="P15">true</text:p>
            <text:p text:style-name="P31">false</text:p>
          </table:table-cell>
        </table:table-row>
      </table:table>
      <text:p text:style-name="P89"/>
      <text:p text:style-name="P83"><text:span text:style-name="T9">discove</text:span><text:span text:style-name="T6">r</text:span><text:span text:style-name="T9">ies</text:span><text:span text:style-name="T24">:</text:span></text:p>
      <text:p text:style-name="P90"><text:span text:style-name="T24">Note: this field is a list. Each item configures one discovery method. Shown are the item's fields.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7">Field name</text:p>
          </table:table-cell>
          <table:table-cell table:style-name="Table12.B1" office:value-type="string">
            <text:p text:style-name="P7">Description</text:p>
          </table:table-cell>
          <table:table-cell table:style-name="Table12.B1" office:value-type="string">
            <text:p text:style-name="P7">Example values</text:p>
          </table:table-cell>
        </table:table-row>
        <table:table-row>
          <table:table-cell table:style-name="Table12.A2" office:value-type="string">
            <text:p text:style-name="P42">type</text:p>
          </table:table-cell>
          <table:table-cell table:style-name="Table12.B2" office:value-type="string">
            <text:p text:style-name="P57">One of “<text:span text:style-name="T2">icmp</text:span>”, “<text:span text:style-name="T2">syn</text:span>”.</text:p>
          </table:table-cell>
          <table:table-cell table:style-name="Table12.B2" office:value-type="string">
            <text:p text:style-name="P15"><text:s/>…</text:p>
          </table:table-cell>
        </table:table-row>
        <table:table-row>
          <table:table-cell table:style-name="Table12.A2" office:value-type="string">
            <text:p text:style-name="P42">count</text:p>
          </table:table-cell>
          <table:table-cell table:style-name="Table12.B2" office:value-type="string">
            <text:p text:style-name="P57">Number of requests to send.</text:p>
            <text:p text:style-name="P57">If “<text:span text:style-name="T2">flood</text:span>” is enabled, it represents the number of responses to receive before returning.</text:p>
            <text:p text:style-name="P57">Only available for type “<text:span text:style-name="T2">icmp</text:span>”.</text:p>
          </table:table-cell>
          <table:table-cell table:style-name="Table12.B2" office:value-type="string">
            <text:p text:style-name="P15">1</text:p>
            <text:p text:style-name="P31">4</text:p>
          </table:table-cell>
        </table:table-row>
        <table:table-row>
          <table:table-cell table:style-name="Table12.A2" office:value-type="string">
            <text:p text:style-name="P43">timeout</text:p>
          </table:table-cell>
          <table:table-cell table:style-name="Table12.B2" office:value-type="string">
            <text:p text:style-name="P58">Maximum amount of time to wait for a response (in seconds). Must be a positive integer.</text:p>
            <text:p text:style-name="P58">A higher value in this field represent a more reliable check, but also a slower one.</text:p>
          </table:table-cell>
          <table:table-cell table:style-name="Table12.B2" office:value-type="string">
            <text:p text:style-name="P16">4</text:p>
            <text:p text:style-name="P32">1</text:p>
            <text:p text:style-name="P32">10</text:p>
          </table:table-cell>
        </table:table-row>
        <table:table-row>
          <table:table-cell table:style-name="Table12.A2" office:value-type="string">
            <text:p text:style-name="P44">flood</text:p>
          </table:table-cell>
          <table:table-cell table:style-name="Table12.B2" office:value-type="string">
            <text:p text:style-name="P59">Enable/disable flood ping mode.</text:p>
            <text:p text:style-name="P59">Only available for type “<text:span text:style-name="T2">icmp</text:span>”.</text:p>
          </table:table-cell>
          <table:table-cell table:style-name="Table12.B2" office:value-type="string">
            <text:p text:style-name="P17">true</text:p>
            <text:p text:style-name="P33">false</text:p>
          </table:table-cell>
        </table:table-row>
        <text:soft-page-break/>
        <table:table-row>
          <table:table-cell table:style-name="Table12.A2" office:value-type="string">
            <text:p text:style-name="P44">ports</text:p>
          </table:table-cell>
          <table:table-cell table:style-name="Table12.B2" office:value-type="string">
            <text:p text:style-name="P59">Ports to check. Must be of string type.</text:p>
            <text:p text:style-name="P59">Only available for type “<text:span text:style-name="T2">syn</text:span>”.</text:p>
          </table:table-cell>
          <table:table-cell table:style-name="Table12.B2" office:value-type="string">
            <text:p text:style-name="P19">“22”</text:p>
            <text:p text:style-name="P35">“<text:span text:style-name="T35">80</text:span>”</text:p>
          </table:table-cell>
        </table:table-row>
        <table:table-row>
          <table:table-cell table:style-name="Table12.A2" office:value-type="string">
            <text:p text:style-name="P45">enabled</text:p>
          </table:table-cell>
          <table:table-cell table:style-name="Table12.B2" office:value-type="string">
            <text:p text:style-name="P60">Enable/disable discovery method.</text:p>
          </table:table-cell>
          <table:table-cell table:style-name="Table12.B2" office:value-type="string">
            <text:p text:style-name="P18">true</text:p>
            <text:p text:style-name="P34">false</text:p>
          </table:table-cell>
        </table:table-row>
      </table:table>
      <text:p text:style-name="P89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4375in"/>
    </style:style>
    <style:style style:name="Table1.B" style:family="table-column">
      <style:table-column-properties style:column-width="2.2604in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text-properties fo:font-style="italic" officeooo:rsid="001e6ff6" officeooo:paragraph-rsid="001e6ff6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font-style="italic" officeooo:rsid="001e6ff6" officeooo:paragraph-rsid="001e6ff6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Daniele Parmeggiani for Doxee, <text:date style:data-style-name="N76" text:date-value="2016-08-11T11:30:58.032600302" text:fixed="true">August 11, 2016</text:date></text:p>
            </table:table-cell>
            <table:table-cell table:style-name="Table1.A1" office:value-type="string">
              <text:p text:style-name="MP2">page <text:page-number text:select-page="current">5</text:page-number> of <text:page-count>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1:12:58.834157899</meta:creation-date>
    <dc:date>2016-08-12T10:20:30.379993493</dc:date>
    <meta:editing-duration>PT20H21M42S</meta:editing-duration>
    <meta:editing-cycles>81</meta:editing-cycles>
    <meta:generator>LibreOffice/5.0.3.2$Linux_X86_64 LibreOffice_project/00m0$Build-2</meta:generator>
    <meta:document-statistic meta:table-count="11" meta:image-count="0" meta:object-count="0" meta:page-count="5" meta:paragraph-count="240" meta:word-count="1146" meta:character-count="7252" meta:non-whitespace-character-count="6328"/>
  </office:meta>
</office:document-meta>
</file>